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monospace"/>
    <style:font-face style:name="Source Sans Pro" svg:font-family="'Source Sans Pro', sans-serif"/>
    <style:font-face style:name="inherit" svg:font-family="inherit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168a9" officeooo:paragraph-rsid="0002f21c"/>
    </style:style>
    <style:style style:name="P2" style:family="paragraph" style:parent-style-name="Text_20_body">
      <style:text-properties fo:font-variant="normal" fo:text-transform="none" fo:color="#000000" fo:letter-spacing="normal" officeooo:rsid="000168a9" officeooo:paragraph-rsid="0002f21c" style:font-name-asian="Source Sans Pro" style:font-style-asian="normal" style:font-weight-asian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688cm" fo:text-align="justify" style:justify-single-word="false" fo:text-indent="0cm" style:auto-text-indent="false"/>
      <style:text-properties fo:font-variant="normal" fo:text-transform="none" fo:color="#3f3f3f" fo:letter-spacing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556cm" fo:text-align="justify" style:justify-single-word="false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556cm" fo:text-align="justify" style:justify-single-word="false" fo:text-indent="0cm" style:auto-text-indent="false"/>
      <style:text-properties fo:font-variant="normal" fo:text-transform="none" fo:color="#000000" style:font-name="Source Sans Pro" fo:font-size="11.25pt" fo:letter-spacing="normal" fo:font-style="normal" fo:font-weight="normal"/>
    </style:style>
    <style:style style:name="P6" style:family="paragraph" style:parent-style-name="Heading_20_4">
      <style:paragraph-properties fo:margin-left="0cm" fo:margin-right="0cm" fo:line-height="110%" fo:text-align="justify" style:justify-single-word="false" fo:text-indent="0cm" style:auto-text-indent="false"/>
      <style:text-properties fo:font-variant="normal" fo:text-transform="none" fo:color="#3f3f3f" style:font-name="inherit" fo:font-size="13.5pt" fo:letter-spacing="normal" fo:font-style="normal" fo:font-weight="normal"/>
    </style:style>
    <style:style style:name="P7" style:family="paragraph" style:parent-style-name="Heading_20_4">
      <style:paragraph-properties fo:margin-left="0cm" fo:margin-right="0cm" fo:line-height="110%" fo:text-indent="0cm" style:auto-text-indent="false"/>
      <style:text-properties fo:font-variant="normal" fo:text-transform="none" fo:color="#000000" style:font-name="Source Sans Pro" fo:letter-spacing="normal" fo:font-style="normal" fo:font-weight="normal"/>
    </style:style>
    <style:style style:name="P8" style:family="paragraph" style:parent-style-name="Heading_20_1">
      <style:text-properties fo:font-variant="normal" fo:text-transform="none" fo:color="#000000" fo:letter-spacing="normal" officeooo:rsid="000168a9" officeooo:paragraph-rsid="0002f21c" style:font-name-asian="Source Sans Pro" style:font-style-asian="normal" style:font-weight-asian="normal"/>
    </style:style>
    <style:style style:name="P9" style:family="paragraph" style:parent-style-name="Heading_20_1">
      <style:paragraph-properties fo:margin-left="0cm" fo:margin-right="0cm" fo:line-height="110%" fo:text-align="justify" style:justify-single-word="false" fo:text-indent="0cm" style:auto-text-indent="false"/>
      <style:text-properties fo:font-variant="normal" fo:text-transform="none" fo:color="#3f3f3f" fo:letter-spacing="normal"/>
    </style:style>
    <style:style style:name="P10" style:family="paragraph" style:parent-style-name="Heading_20_1">
      <style:paragraph-properties fo:margin-left="0cm" fo:margin-right="0cm" fo:line-height="110%" fo:text-indent="0cm" style:auto-text-indent="false"/>
      <style:text-properties fo:font-variant="normal" fo:text-transform="none" fo:color="#000000" fo:letter-spacing="normal"/>
    </style:style>
    <style:style style:name="P11" style:family="paragraph" style:parent-style-name="Quotations">
      <style:paragraph-properties fo:margin-left="1cm" fo:margin-right="1cm" fo:margin-top="0cm" fo:margin-bottom="0cm" style:contextual-spacing="false" fo:line-height="145%" fo:text-align="justify" style:justify-single-word="false" fo:text-indent="0cm" style:auto-text-indent="false" fo:padding="0cm" fo:border="none"/>
      <style:text-properties fo:font-variant="normal" fo:text-transform="none" fo:color="#3f3f3f" fo:letter-spacing="normal"/>
    </style:style>
    <style:style style:name="P12" style:family="paragraph" style:parent-style-name="Quotations">
      <style:paragraph-properties fo:margin-left="1cm" fo:margin-right="1cm" fo:margin-top="0cm" fo:margin-bottom="0cm" style:contextual-spacing="false" fo:line-height="145%" fo:text-align="justify" style:justify-single-word="false" fo:text-indent="0cm" style:auto-text-indent="false" fo:padding="0cm" fo:border="none"/>
      <style:text-properties fo:font-variant="normal" fo:text-transform="none" fo:color="#3f3f3f" fo:letter-spacing="normal" style:font-name-asian="Source Sans Pro" style:font-size-asian="13.5pt" style:font-style-asian="normal" style:font-weight-asian="normal"/>
    </style:style>
    <style:style style:name="P13" style:family="paragraph" style:parent-style-name="Quotations">
      <style:paragraph-properties fo:margin-left="1cm" fo:margin-right="1cm" fo:margin-top="0cm" fo:margin-bottom="0cm" style:contextual-spacing="false" fo:line-height="145%" fo:text-align="justify" style:justify-single-word="false" fo:text-indent="0cm" style:auto-text-indent="false" fo:padding="0cm" fo:border="none"/>
      <style:text-properties fo:font-variant="normal" fo:text-transform="none" fo:color="#3f3f3f" style:font-name="Source Sans Pro" fo:font-size="13.5pt" fo:letter-spacing="normal" fo:font-style="normal" fo:font-weight="normal"/>
    </style:style>
    <style:style style:name="P14" style:family="paragraph" style:parent-style-name="Quotations">
      <style:paragraph-properties fo:margin-left="1cm" fo:margin-right="1cm" fo:margin-top="0cm" fo:margin-bottom="0cm" style:contextual-spacing="false" fo:line-height="145%" fo:text-align="justify" style:justify-single-word="false" fo:text-indent="0cm" style:auto-text-indent="false" fo:padding="0cm" fo:border="none"/>
      <style:text-properties fo:font-variant="normal" fo:text-transform="none" fo:color="#000000" fo:letter-spacing="normal"/>
    </style:style>
    <style:style style:name="P15" style:family="paragraph" style:parent-style-name="Quotations">
      <style:paragraph-properties fo:margin-left="1cm" fo:margin-right="1cm" fo:margin-top="0cm" fo:margin-bottom="0cm" style:contextual-spacing="false" fo:line-height="145%" fo:text-align="justify" style:justify-single-word="false" fo:text-indent="0cm" style:auto-text-indent="false" fo:padding="0cm" fo:border="none"/>
      <style:text-properties fo:font-variant="normal" fo:text-transform="none" fo:color="#000000" fo:letter-spacing="normal" style:font-name-asian="Source Sans Pro" style:font-size-asian="11.25pt" style:font-style-asian="normal" style:font-weight-asian="normal"/>
    </style:style>
    <style:style style:name="P16" style:family="paragraph" style:parent-style-name="Quotations">
      <style:paragraph-properties fo:margin-left="1cm" fo:margin-right="1cm" fo:margin-top="0cm" fo:margin-bottom="0cm" style:contextual-spacing="false" fo:line-height="145%" fo:text-align="justify" style:justify-single-word="false" fo:text-indent="0cm" style:auto-text-indent="false" fo:padding="0cm" fo:border="none"/>
      <style:text-properties fo:font-variant="normal" fo:text-transform="none" fo:color="#000000" style:font-name="Source Sans Pro" fo:font-size="11.25pt" fo:letter-spacing="normal" fo:font-style="normal" fo:font-weight="normal"/>
    </style:style>
    <style:style style:name="P17" style:family="paragraph" style:parent-style-name="Quotations">
      <style:paragraph-properties fo:margin-left="1cm" fo:margin-right="1cm" fo:margin-top="0cm" fo:margin-bottom="0cm" style:contextual-spacing="false" fo:line-height="145%" fo:text-align="justify" style:justify-single-word="false" fo:text-indent="0cm" style:auto-text-indent="false" fo:padding="0cm" fo:border="none"/>
    </style:style>
    <style:style style:name="P18" style:family="paragraph" style:parent-style-name="Standard">
      <style:text-properties officeooo:rsid="000168a9" officeooo:paragraph-rsid="000168a9"/>
    </style:style>
    <style:style style:name="P19" style:family="paragraph" style:parent-style-name="Standard">
      <style:text-properties officeooo:rsid="000168a9" officeooo:paragraph-rsid="0002f21c"/>
    </style:style>
    <style:style style:name="P20" style:family="paragraph" style:parent-style-name="Standard">
      <style:text-properties officeooo:rsid="0002f21c" officeooo:paragraph-rsid="0002f21c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line-height="145%" fo:text-indent="0cm" style:auto-text-indent="false" fo:padding="0cm" fo:border="none"/>
    </style:style>
    <style:style style:name="P22" style:family="paragraph" style:parent-style-name="Preformatted_20_Text">
      <style:paragraph-properties fo:margin-top="0cm" fo:margin-bottom="0cm" style:contextual-spacing="false" fo:line-height="145%" fo:padding="0cm" fo:border="none"/>
    </style:style>
    <style:style style:name="T1" style:family="text">
      <style:text-properties style:font-name="Source Sans Pro" fo:font-style="normal" fo:font-weight="normal"/>
    </style:style>
    <style:style style:name="T2" style:family="text">
      <style:text-properties style:font-name="Source Sans Pro" fo:font-size="13.5pt" fo:font-style="normal" fo:font-weight="normal"/>
    </style:style>
    <style:style style:name="T3" style:family="text">
      <style:text-properties style:font-name="Source Sans Pro" fo:font-size="11.25pt" fo:font-style="normal" fo:font-weight="normal"/>
    </style:style>
    <style:style style:name="T4" style:family="text">
      <style:text-properties style:font-name-asian="Source Sans Pro" style:font-style-asian="normal" style:font-weight-asian="normal"/>
    </style:style>
    <style:style style:name="T5" style:family="text">
      <style:text-properties style:font-name-asian="Source Sans Pro" style:font-size-asian="13.5pt" style:font-style-asian="normal" style:font-weight-asian="normal"/>
    </style:style>
    <style:style style:name="T6" style:family="text">
      <style:text-properties style:font-name-asian="Source Sans Pro" style:font-size-asian="11.25pt" style:font-style-asian="normal" style:font-weight-asian="normal"/>
    </style:style>
    <style:style style:name="T7" style:family="text">
      <style:text-properties style:font-name="inherit" fo:font-size="13.5pt" fo:font-style="normal" fo:font-weight="normal"/>
    </style:style>
    <style:style style:name="T8" style:family="text">
      <style:text-properties style:font-name-asian="inherit" style:font-size-asian="13.5pt" style:font-style-asian="normal" style:font-weight-asian="normal"/>
    </style:style>
    <style:style style:name="T9" style:family="text">
      <style:text-properties fo:font-variant="normal" fo:text-transform="none" fo:color="#3f3f3f" style:font-name="Source Sans Pro" fo:font-size="13.5pt" fo:letter-spacing="normal" fo:font-style="normal" fo:font-weight="normal"/>
    </style:style>
    <style:style style:name="T10" style:family="text">
      <style:text-properties fo:font-variant="normal" fo:text-transform="none" fo:color="#3f3f3f" fo:letter-spacing="normal" style:font-name-asian="Source Sans Pro" style:font-size-asian="13.5pt" style:font-style-asian="normal" style:font-weight-asian="normal"/>
    </style:style>
    <style:style style:name="T11" style:family="text">
      <style:text-properties fo:font-variant="normal" fo:text-transform="none" fo:color="#4fa1db" style:text-line-through-style="none" style:text-line-through-type="none" style:font-name="Source Sans Pro" fo:font-size="13.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4fa1db" style:text-line-through-style="none" style:text-line-through-type="none" fo:letter-spacing="normal" style:text-underline-style="none" style:text-blinking="false" style:font-name-asian="Source Sans Pro" style:font-size-asian="13.5pt" style:font-style-asian="normal" style:font-weight-asian="normal"/>
    </style:style>
    <style:style style:name="T13" style:family="text">
      <style:text-properties fo:font-variant="normal" fo:text-transform="none" fo:color="#000000" style:font-name="Source Sans Pro" fo:font-size="11.25pt" fo:letter-spacing="normal" fo:font-style="normal" fo:font-weight="normal"/>
    </style:style>
    <style:style style:name="T14" style:family="text">
      <style:text-properties fo:font-variant="normal" fo:text-transform="none" fo:color="#000000" fo:letter-spacing="normal" style:font-name-asian="Source Sans Pro" style:font-size-asian="11.25pt" style:font-style-asian="normal" style:font-weight-asian="normal"/>
    </style:style>
    <style:style style:name="T15" style:family="text">
      <style:text-properties fo:font-variant="normal" fo:text-transform="none" fo:color="#428bca" style:text-line-through-style="none" style:text-line-through-type="none" style:font-name="Source Sans Pro" fo:font-size="11.25pt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428bca" style:text-line-through-style="none" style:text-line-through-type="none" fo:letter-spacing="normal" style:text-underline-style="none" style:text-blinking="false" fo:background-color="transparent" loext:char-shading-value="0" style:font-name-asian="Source Sans Pro" style:font-size-asian="11.25pt" style:font-style-asian="normal" style:font-weight-asian="normal"/>
    </style:style>
    <style:style style:name="T17" style:family="text">
      <style:text-properties fo:font-variant="normal" fo:text-transform="none" fo:color="#333333" style:font-name="Source Code Pro" fo:letter-spacing="normal" fo:font-style="normal" fo:font-weight="normal" fo:background-color="transparent" loext:char-shading-value="0" fo:padding="0cm" fo:border="none"/>
    </style:style>
    <style:style style:name="T18" style:family="text">
      <style:text-properties fo:font-variant="normal" fo:text-transform="none" fo:color="#333333" fo:letter-spacing="normal" fo:background-color="transparent" loext:char-shading-value="0" fo:padding="0cm" fo:border="none"/>
    </style:style>
    <style:style style:name="T19" style:family="text">
      <style:text-properties officeooo:rsid="00043a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 text:name="排序算法一览"/>排序算法一览</text:h>
      <text:p text:style-name="P2">曹逸君 <text:span text:style-name="T19">1352872</text:span></text:p>
      <text:p text:style-name="P4"><text:span text:style-name="T6">排列一万个不重复正整数表现</text:span><text:span text:style-name="T3">:</text:span></text:p>
      <text:h text:style-name="P10" text:outline-level="1"><text:bookmark text:name="桶排序-bucketsort"/><text:span text:style-name="T4">桶排序 </text:span><text:span text:style-name="T1">bucket_sort</text:span></text:h>
      <text:h text:style-name="P7" text:outline-level="4"><text:bookmark text:name="20000-loopsrecursive-calls-in-0010-seconds"/>20000 loops/recursive calls in 0.010 seconds</text:h>
      <text:p text:style-name="P14"><text:span text:style-name="T6">由于使用</text:span><text:span text:style-name="T3">bytearray</text:span><text:span text:style-name="T6">实现</text:span><text:span text:style-name="T3">,</text:span><text:span text:style-name="T6">具有惊人的效率</text:span><text:span text:style-name="T3">,</text:span><text:span text:style-name="T6">复杂度始终为</text:span><text:span text:style-name="T3">2n.</text:span><text:span text:style-name="T6">遍历一遍原始列表在</text:span><text:span text:style-name="T3">bytearray</text:span><text:span text:style-name="T6">中标记</text:span><text:span text:style-name="T3">.</text:span><text:span text:style-name="T6">遍历一遍</text:span><text:span text:style-name="T3">bytearray</text:span><text:span text:style-name="T6">输出</text:span><text:span text:style-name="T3">. <text:line-break/></text:span><text:span text:style-name="T6">额外空间为</text:span><text:span text:style-name="T3">max_num/8</text:span><text:span text:style-name="T6">字节</text:span><text:span text:style-name="T3">, </text:span><text:span text:style-name="T6">当有重复数字时将增至</text:span><text:span text:style-name="T3">max_num</text:span><text:span text:style-name="T6">字节</text:span><text:span text:style-name="T3">. <text:line-break/></text:span><text:span text:style-name="T6">实际应用中桶排序通常将数据分块再交给其他排序算法排序</text:span><text:span text:style-name="T3">.[</text:span><text:span text:style-name="T6">插入</text:span><text:span text:style-name="T3">,</text:span><text:span text:style-name="T6">快排之类</text:span><text:span text:style-name="T3">]</text:span></text:p>
      <text:h text:style-name="P10" text:outline-level="1"><text:bookmark text:name="基数排序-radixsort"/><text:span text:style-name="T4">基数排序 </text:span><text:span text:style-name="T1">radix_sort</text:span></text:h>
      <text:h text:style-name="P7" text:outline-level="4"><text:bookmark text:name="50000-loopsrecursive-calls-in-0030-seconds"/>50000 loops/recursive calls in 0.030 seconds</text:h>
      <text:p text:style-name="P14"><text:span text:style-name="T6">作为最早的非比较排序算法基数排序简直旋酷吊炸天</text:span><text:span text:style-name="T3">.</text:span><text:span text:style-name="T6">这里实现用的是</text:span><text:span text:style-name="T3">LSD(Least significant digital).</text:span><text:span text:style-name="T6">时间复杂度始终为</text:span><text:span text:style-name="T3">m*n.</text:span><text:span text:style-name="T6">由于这里实现用的是十进制位</text:span><text:span text:style-name="T3">.</text:span><text:span text:style-name="T6">所以</text:span><text:span text:style-name="T3">m=log(max_num)=log(9999)=4. </text:span><text:span text:style-name="T6">当然还要加上找到最大值的时间</text:span><text:span text:style-name="T3">.</text:span><text:span text:style-name="T6">通常是</text:span><text:span text:style-name="T3">n. </text:span><text:span text:style-name="T6">但悲剧的是只要有一个</text:span><text:span text:style-name="T3">5</text:span><text:span text:style-name="T6">位数</text:span><text:span text:style-name="T3">.LSD</text:span><text:span text:style-name="T6">实现就得再加个</text:span><text:span text:style-name="T3">n.MSD</text:span><text:span text:style-name="T6">从高位开始分桶可以进一步优化基数排序</text:span><text:span text:style-name="T3">. <text:line-break/></text:span><text:span text:style-name="T6">实际中基数排序用在字符串上排列字典序之类会比较好</text:span><text:span text:style-name="T3">.</text:span></text:p>
      <text:h text:style-name="P10" text:outline-level="1"><text:bookmark text:name="希尔排序-shellsort"/><text:span text:style-name="T4">希尔排序 </text:span><text:span text:style-name="T1">shell_sort</text:span></text:h>
      <text:h text:style-name="P7" text:outline-level="4"><text:bookmark text:name="109264-loopsrecursive-calls-in-0047-seconds"/>109264 loops/recursive calls in 0.047 seconds</text:h>
      <text:p text:style-name="P17"><text:span text:style-name="T14">作为对插入排序的改良</text:span><text:span text:style-name="T13">.</text:span><text:span text:style-name="T14">希尔排序效果惊人的好</text:span><text:span text:style-name="T13">.</text:span><text:span text:style-name="T14">在某些情况下</text:span><text:span text:style-name="T13">[</text:span><text:span text:style-name="T14">通常是数据量中等的时候</text:span><text:span text:style-name="T13">(</text:span><text:span text:style-name="T14">我测试结果是</text:span><text:span text:style-name="T13">1W</text:span><text:span text:style-name="T14">略优于快排</text:span><text:span text:style-name="T13">,10W</text:span><text:span text:style-name="T14">差于快排</text:span><text:span text:style-name="T13">)] <text:line-break/></text:span><text:span text:style-name="T14">详见</text:span><text:a xlink:type="simple" xlink:href="http://faculty.simpson.edu/lydia.sinapova/www/cmsc250/LN250_Weiss/L12-ShellSort.htm#increments"><text:span text:style-name="T15">http://faculty.simpson.edu/lydia.sinapova/www/cmsc250/LN250_Weiss/L12-ShellSort.htm#increments</text:span></text:a><text:span text:style-name="T13"> <text:line-break/>PS: </text:span><text:span text:style-name="T14">希尔排序的维基页面把</text:span><text:span text:style-name="T13">Sedgewick</text:span><text:span text:style-name="T14">的序列公式写错了</text:span><text:span text:style-name="T13">.</text:span><text:span text:style-name="T14">我已修复</text:span><text:span text:style-name="T13">.</text:span><text:a xlink:type="simple" xlink:href="http://zh.wikipedia.org/wiki/希尔排序#.E6.AD.A5.E9.95.BF.E5.BA.8F.E5.88.97"><text:span text:style-name="T16">维基百科 希尔排序</text:span></text:a></text:p>
      <text:h text:style-name="P10" text:outline-level="1"><text:bookmark text:name="快速排序-quicksort"/><text:soft-page-break/><text:span text:style-name="T4">快速排序 </text:span><text:span text:style-name="T1">quick_sort</text:span></text:h>
      <text:h text:style-name="P7" text:outline-level="4"><text:bookmark text:name="161117-loopsrecursive-calls-in-0048-seconds"/>161117 loops/recursive calls in 0.048 seconds</text:h>
      <text:p text:style-name="P15">十分稳定高效的算法</text:p>
      <text:h text:style-name="P10" text:outline-level="1"><text:bookmark text:name="堆排序-heapsort"/><text:span text:style-name="T4">堆排序 </text:span><text:span text:style-name="T1">heap_sort</text:span></text:h>
      <text:h text:style-name="P7" text:outline-level="4"><text:bookmark text:name="161491-loopsrecursive-calls-in-0158-seconds"/>161491 loops/recursive calls in 0.158 seconds</text:h>
      <text:p text:style-name="P14"><text:span text:style-name="T6">不常用</text:span><text:span text:style-name="T3">.</text:span><text:span text:style-name="T6">堆倒是经常会用到</text:span><text:span text:style-name="T3">. </text:span><text:span text:style-name="T6">同样还有</text:span><text:span text:style-name="T3">AVL</text:span><text:span text:style-name="T6">排序</text:span><text:span text:style-name="T3">[</text:span><text:span text:style-name="T6">建</text:span><text:span text:style-name="T3">AVL</text:span><text:span text:style-name="T6">树再输出</text:span><text:span text:style-name="T3">] <text:line-break/></text:span><text:span text:style-name="T6">因为建立</text:span><text:span text:style-name="T3">/</text:span><text:span text:style-name="T6">维护数据结构的开销不小</text:span></text:p>
      <text:h text:style-name="P10" text:outline-level="1"><text:bookmark text:name="合并排序-mergesort"/><text:span text:style-name="T4">合并排序 </text:span><text:span text:style-name="T1">merge_sort</text:span></text:h>
      <text:h text:style-name="P7" text:outline-level="4"><text:bookmark text:name="124352-loopsrecursive-calls-in-0167-seconds"/>124352 loops/recursive calls in 0.167 seconds</text:h>
      <text:p text:style-name="P15">很棒的算法</text:p>
      <text:h text:style-name="P10" text:outline-level="1"><text:bookmark text:name="插入排序-insertsort"/><text:span text:style-name="T4">插入排序 </text:span><text:span text:style-name="T1">insert_sort</text:span></text:h>
      <text:h text:style-name="P7" text:outline-level="4"><text:bookmark text:name="24895069-loopsrecursive-calls-in-1149-seconds"/>24895069 loops/recursive calls in 1.149 seconds</text:h>
      <text:p text:style-name="P14"><text:span text:style-name="T6">在小数据量的时候用的比较多</text:span><text:span text:style-name="T3">. Python</text:span><text:span text:style-name="T6">的</text:span><text:span text:style-name="T3">Timsort</text:span><text:span text:style-name="T6">便是用合并排序</text:span><text:span text:style-name="T3">+</text:span><text:span text:style-name="T6">插入排序完成的</text:span><text:span text:style-name="T3">.</text:span></text:p>
      <text:h text:style-name="P10" text:outline-level="1"><text:bookmark text:name="选择排序-selectionsort"/><text:span text:style-name="T4">选择排序 </text:span><text:span text:style-name="T1">selection_sort</text:span></text:h>
      <text:h text:style-name="P7" text:outline-level="4"><text:bookmark text:name="50005000-loopsrecursive-calls-in-3905-seconds"/>50005000 loops/recursive calls in 3.905 seconds</text:h>
      <text:p text:style-name="P16">old school algorithm</text:p>
      <text:h text:style-name="P10" text:outline-level="1"><text:bookmark text:name="冒泡排序-bubblesort"/><text:span text:style-name="T4">冒泡排序 </text:span><text:span text:style-name="T1">bubble_sort</text:span></text:h>
      <text:h text:style-name="P7" text:outline-level="4"><text:bookmark text:name="24831636-loopsrecursive-calls-in-8074-seconds"/>24831636 loops/recursive calls in 8.074 seconds</text:h>
      <text:p text:style-name="P16">older school algorithm</text:p>
      <text:p text:style-name="P4"><text:span text:style-name="T6">附录测试数据</text:span><text:span text:style-name="T3">: <text:line-break/>c19@Acer:/media/c19/DATA/project/</text:span><text:span text:style-name="T6">数据结构</text:span><text:span text:style-name="T3">/p10_</text:span><text:span text:style-name="T6">排序算法概览</text:span><text:span text:style-name="T3">$ ./sortings.py</text:span></text:p>
      <text:p text:style-name="P21"><text:span text:style-name="Source_20_Text"><text:span text:style-name="T18"><text:s text:c="12"/></text:span></text:span><text:span text:style-name="Source_20_Text"><text:span text:style-name="T17">bucket_sort <text:s/>sorting <text:s/>10000 ints</text:span></text:span></text:p>
      <text:p text:style-name="P22"><text:span text:style-name="Source_20_Text"><text:span text:style-name="T18"><text:s text:c="5"/></text:span></text:span><text:span text:style-name="Source_20_Text"><text:span text:style-name="T17">21258 function calls in 0.010 seconds</text:span></text:span></text:p>
      <text:p text:style-name="P5">Ordered by: cumulative time</text:p>
      <text:p text:style-name="P5"><text:soft-page-break/>ncalls tottime percall cumtime percall filename:lineno(function) <text:line-break/>1 0.000 0.000 0.010 0.010 /usr/lib/python2.7/cProfile.py:146(runcall) <text:line-break/>1 0.005 0.005 0.010 0.010 ./sortings.py:138(bucket_sort) <text:line-break/>10000 0.004 0.000 0.004 0.000 ./sortings.py:146(mark) <text:line-break/>10000 0.001 0.000 0.001 0.000 {method ‘append’ of ‘list’ objects} <text:line-break/>1 0.000 0.000 0.000 0.000 {max} <text:line-break/>1251 0.000 0.000 0.000 0.000 ./sortings.py:145() <text:line-break/>2 0.000 0.000 0.000 0.000 {range} <text:line-break/>1 0.000 0.000 0.000 0.000 {method ‘enable’ of ‘_lsprof.Profiler’ objects} <text:line-break/>1 0.000 0.000 0.000 0.000 {method ‘disable’ of ‘_lsprof.Profiler’ objects}</text:p>
      <text:p text:style-name="P21"><text:span text:style-name="Source_20_Text"><text:span text:style-name="T18"><text:s text:c="12"/></text:span></text:span><text:span text:style-name="Source_20_Text"><text:span text:style-name="T17">radix_sort <text:s/>sorting <text:s/>10000 ints</text:span></text:span></text:p>
      <text:p text:style-name="P22"><text:span text:style-name="Source_20_Text"><text:span text:style-name="T18"><text:s text:c="5"/></text:span></text:span><text:span text:style-name="Source_20_Text"><text:span text:style-name="T17">80055 function calls in 0.030 seconds</text:span></text:span></text:p>
      <text:p text:style-name="P5">Ordered by: cumulative time</text:p>
      <text:p text:style-name="P5">ncalls tottime percall cumtime percall filename:lineno(function) <text:line-break/>1 0.000 0.000 0.030 0.030 /usr/lib/python2.7/cProfile.py:146(runcall) <text:line-break/>1 0.015 0.015 0.030 0.030 ./sortings.py:160(radix_sort) <text:line-break/>40000 0.012 0.000 0.012 0.000 ./sortings.py:170(digit) <text:line-break/>40000 0.003 0.000 0.003 0.000 {method ‘append’ of ‘list’ objects} <text:line-break/>1 0.000 0.000 0.000 0.000 {max} <text:line-break/>4 0.000 0.000 0.000 0.000 ./sortings.py:165(flatten) <text:line-break/>40 0.000 0.000 0.000 0.000 {method ‘extend’ of ‘list’ objects} <text:line-break/>5 0.000 0.000 0.000 0.000 {range} <text:line-break/>1 0.000 0.000 0.000 0.000 {len} <text:line-break/>1 0.000 0.000 0.000 0.000 {method ‘enable’ of ‘_lsprof.Profiler’ objects} <text:line-break/>1 0.000 0.000 0.000 0.000 {method ‘disable’ of ‘_lsprof.Profiler’ objects}</text:p>
      <text:p text:style-name="P21"><text:span text:style-name="Source_20_Text"><text:span text:style-name="T18"><text:s text:c="12"/></text:span></text:span><text:span text:style-name="Source_20_Text"><text:span text:style-name="T17">shell_sort <text:s/>sorting <text:s/>10000 ints</text:span></text:span></text:p>
      <text:p text:style-name="P22"><text:span text:style-name="Source_20_Text"><text:span text:style-name="T18"><text:s text:c="5"/></text:span></text:span><text:span text:style-name="Source_20_Text"><text:span text:style-name="T17">39 function calls in 0.047 seconds</text:span></text:span></text:p>
      <text:p text:style-name="P5">Ordered by: cumulative time</text:p>
      <text:p text:style-name="P5">ncalls tottime percall cumtime percall filename:lineno(function) <text:line-break/>1 0.000 0.000 0.047 0.047 /usr/lib/python2.7/cProfile.py:146(runcall) <text:line-break/>1 0.047 0.047 0.047 0.047 ./sortings.py:182(shell_sort) <text:line-break/>1 0.000 0.000 0.000 0.000 ./sortings.py:189(sedgewick_seq) <text:line-break/>11 0.000 0.000 0.000 0.000 {next} <text:line-break/>7 0.000 0.000 0.000 0.000 ./sortings.py:190(seq1) <text:line-break/>6 0.000 0.000 0.000 0.000 ./sortings.py:195(seq2) <text:line-break/>9 0.000 0.000 0.000 0.000 {method ‘append’ of ‘list’ objects} <text:line-break/>1 0.000 0.000 0.000 0.000 {method ‘disable’ of ‘_lsprof.Profiler’ objects} <text:line-break/>1 0.000 0.000 0.000 0.000 {len} <text:line-break/>1 0.000 0.000 0.000 0.000 {method ‘enable’ of ‘_lsprof.Profiler’ objects}</text:p>
      <text:p text:style-name="P21"><text:span text:style-name="Source_20_Text"><text:span text:style-name="T18"><text:s text:c="12"/></text:span></text:span><text:span text:style-name="Source_20_Text"><text:span text:style-name="T17">quick_sort <text:s/>sorting <text:s/>10000 ints</text:span></text:span></text:p>
      <text:p text:style-name="P22"><text:span text:style-name="Source_20_Text"><text:span text:style-name="T18"><text:s text:c="5"/></text:span></text:span><text:span text:style-name="Source_20_Text"><text:span text:style-name="T17">48398 function calls (35072 primitive calls) in 0.048 seconds</text:span></text:span></text:p>
      <text:p text:style-name="P5">Ordered by: cumulative time</text:p>
      <text:p text:style-name="P5">ncalls tottime percall cumtime percall filename:lineno(function) <text:line-break/>1 0.000 0.000 0.048 0.048 /usr/lib/python2.7/cProfile.py:146(runcall) <text:line-break/>13327/1 0.030 0.000 0.048 0.048 ./sortings.py:30(quick_sort) <text:line-break/><text:soft-page-break/>6663 0.015 0.000 0.017 0.000 /usr/lib/python2.7/random.py:291(sample) <text:line-break/>19990 0.001 0.000 0.001 0.000 {len} <text:line-break/>6663 0.001 0.000 0.001 0.000 {method ‘random’ of ‘_random.Random’ objects} <text:line-break/>876 0.001 0.000 0.001 0.000 {hasattr} <text:line-break/>876 0.000 0.000 0.000 0.000 {method ‘add’ of ‘set’ objects} <text:line-break/>1 0.000 0.000 0.000 0.000 {method ‘enable’ of ‘_lsprof.Profiler’ objects} <text:line-break/>1 0.000 0.000 0.000 0.000 {method ‘disable’ of ‘_lsprof.Profiler’ objects}</text:p>
      <text:p text:style-name="P21"><text:span text:style-name="Source_20_Text"><text:span text:style-name="T18"><text:s text:c="12"/></text:span></text:span><text:span text:style-name="Source_20_Text"><text:span text:style-name="T17">heap_sort <text:s/>sorting <text:s/>10000 ints</text:span></text:span></text:p>
      <text:p text:style-name="P22"><text:span text:style-name="Source_20_Text"><text:span text:style-name="T18"><text:s text:c="5"/></text:span></text:span><text:span text:style-name="Source_20_Text"><text:span text:style-name="T17">369919 function calls in 0.158 seconds</text:span></text:span></text:p>
      <text:p text:style-name="P5">Ordered by: cumulative time</text:p>
      <text:p text:style-name="P5">ncalls tottime percall cumtime percall filename:lineno(function) <text:line-break/>1 0.000 0.000 0.158 0.158 /usr/lib/python2.7/cProfile.py:146(runcall) <text:line-break/>1 0.009 0.009 0.158 0.158 ./sortings.py:90(heap_sort) <text:line-break/>10000 0.009 0.000 0.125 0.000 ./sortings.py:125(pop_min) <text:line-break/>10000 0.084 0.000 0.114 0.000 ./sortings.py:110(shift_down) <text:line-break/>10000 0.007 0.000 0.022 0.000 ./sortings.py:98(add) <text:line-break/>118504 0.016 0.000 0.016 0.000 ./sortings.py:92(lchild) <text:line-break/>118504 0.014 0.000 0.014 0.000 ./sortings.py:94(rchild) <text:line-break/>10000 0.010 0.000 0.014 0.000 ./sortings.py:102(shift_up) <text:line-break/>22906 0.004 0.000 0.004 0.000 ./sortings.py:96(parent) <text:line-break/>40001 0.003 0.000 0.003 0.000 {len} <text:line-break/>20000 0.002 0.000 0.002 0.000 {method ‘append’ of ‘list’ objects} <text:line-break/>10000 0.001 0.000 0.001 0.000 {method ‘pop’ of ‘list’ objects} <text:line-break/>1 0.000 0.000 0.000 0.000 {method ‘disable’ of ‘_lsprof.Profiler’ objects} <text:line-break/>1 0.000 0.000 0.000 0.000 {method ‘enable’ of ‘_lsprof.Profiler’ objects}</text:p>
      <text:p text:style-name="P21"><text:span text:style-name="Source_20_Text"><text:span text:style-name="T18"><text:s text:c="12"/></text:span></text:span><text:span text:style-name="Source_20_Text"><text:span text:style-name="T17">merge_sort <text:s/>sorting <text:s/>10000 ints</text:span></text:span></text:p>
      <text:p text:style-name="P22"><text:span text:style-name="Source_20_Text"><text:span text:style-name="T18"><text:s text:c="5"/></text:span></text:span><text:span text:style-name="Source_20_Text"><text:span text:style-name="T17">641298 function calls (629492 primitive calls) in 0.167 seconds</text:span></text:span></text:p>
      <text:p text:style-name="P5">Ordered by: cumulative time</text:p>
      <text:p text:style-name="P5">ncalls tottime percall cumtime percall filename:lineno(function) <text:line-break/>1 0.000 0.000 0.167 0.167 /usr/lib/python2.7/cProfile.py:146(runcall) <text:line-break/>11807/1 0.129 0.000 0.167 0.167 ./sortings.py:65(merge_sort) <text:line-break/>513159 0.029 0.000 0.029 0.000 {len} <text:line-break/>116329 0.009 0.000 0.009 0.000 {method ‘append’ of ‘list’ objects} <text:line-break/>1 0.000 0.000 0.000 0.000 {method ‘disable’ of ‘_lsprof.Profiler’ objects} <text:line-break/>1 0.000 0.000 0.000 0.000 {method ‘enable’ of ‘_lsprof.Profiler’ objects}</text:p>
      <text:p text:style-name="P21"><text:span text:style-name="Source_20_Text"><text:span text:style-name="T18"><text:s text:c="12"/></text:span></text:span><text:span text:style-name="Source_20_Text"><text:span text:style-name="T17">insert_sort <text:s/>sorting <text:s/>10000 ints</text:span></text:span></text:p>
      <text:p text:style-name="P22"><text:span text:style-name="Source_20_Text"><text:span text:style-name="T18"><text:s text:c="5"/></text:span></text:span><text:span text:style-name="Source_20_Text"><text:span text:style-name="T17">10003 function calls in 1.149 seconds</text:span></text:span></text:p>
      <text:p text:style-name="P5">Ordered by: cumulative time</text:p>
      <text:p text:style-name="P5">ncalls tottime percall cumtime percall filename:lineno(function) <text:line-break/>1 0.000 0.000 1.149 1.149 /usr/lib/python2.7/cProfile.py:146(runcall) <text:line-break/>1 1.136 1.136 1.149 1.149 ./sortings.py:36(insert_sort) <text:line-break/>9991 0.014 0.000 0.014 0.000 {method ‘insert’ of ‘list’ objects} <text:line-break/>8 0.000 0.000 0.000 0.000 {method ‘append’ of ‘list’ objects} <text:line-break/>1 0.000 0.000 0.000 0.000 {method ‘enable’ of ‘_lsprof.Profiler’ objects} <text:line-break/>1 0.000 0.000 0.000 0.000 {method ‘disable’ of ‘_lsprof.Profiler’ objects}</text:p>
      <text:p text:style-name="P21"><text:soft-page-break/><text:span text:style-name="Source_20_Text"><text:span text:style-name="T18"><text:s text:c="12"/></text:span></text:span><text:span text:style-name="Source_20_Text"><text:span text:style-name="T17">selection_sort <text:s/>sorting <text:s/>10000 ints</text:span></text:span></text:p>
      <text:p text:style-name="P22"><text:span text:style-name="Source_20_Text"><text:span text:style-name="T18"><text:s text:c="5"/></text:span></text:span><text:span text:style-name="Source_20_Text"><text:span text:style-name="T17">30005 function calls in 3.905 seconds</text:span></text:span></text:p>
      <text:p text:style-name="P5">Ordered by: cumulative time</text:p>
      <text:p text:style-name="P5">ncalls tottime percall cumtime percall filename:lineno(function) <text:line-break/>1 0.000 0.000 3.905 3.905 /usr/lib/python2.7/cProfile.py:146(runcall) <text:line-break/>1 0.025 0.025 3.905 3.905 ./sortings.py:49(selection_sort) <text:line-break/>10000 3.879 0.000 3.879 0.000 {min} <text:line-break/>10000 0.001 0.000 0.001 0.000 {method ‘append’ of ‘list’ objects} <text:line-break/>10001 0.001 0.000 0.001 0.000 {len} <text:line-break/>1 0.000 0.000 0.000 0.000 {method ‘disable’ of ‘_lsprof.Profiler’ objects} <text:line-break/>1 0.000 0.000 0.000 0.000 {method ‘enable’ of ‘_lsprof.Profiler’ objects}</text:p>
      <text:p text:style-name="P21"><text:span text:style-name="Source_20_Text"><text:span text:style-name="T18"><text:s text:c="12"/></text:span></text:span><text:span text:style-name="Source_20_Text"><text:span text:style-name="T17">bubble_sort <text:s/>sorting <text:s/>10000 ints</text:span></text:span></text:p>
      <text:p text:style-name="P22"><text:span text:style-name="Source_20_Text"><text:span text:style-name="T18"><text:s text:c="5"/></text:span></text:span><text:span text:style-name="Source_20_Text"><text:span text:style-name="T17">10005 function calls in 8.074 seconds</text:span></text:span></text:p>
      <text:p text:style-name="P5">Ordered by: cumulative time</text:p>
      <text:p text:style-name="P5">ncalls tottime percall cumtime percall filename:lineno(function) <text:line-break/>1 0.000 0.000 8.074 8.074 /usr/lib/python2.7/cProfile.py:146(runcall) <text:line-break/>1 7.846 7.846 8.074 8.074 ./sortings.py:58(bubble_sort) <text:line-break/>10000 0.229 0.000 0.229 0.000 {range} <text:line-break/>1 0.000 0.000 0.000 0.000 {len} <text:line-break/>1 0.000 0.000 0.000 0.000 {method ‘enable’ of ‘_lsprof.Profiler’ objects} <text:line-break/>1 0.000 0.000 0.000 0.000 {method ‘disable’ of ‘_lsprof.Profiler’ objects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, monospace"/>
    <style:font-face style:name="Source Sans Pro" svg:font-family="'Source Sans Pro', sans-serif"/>
    <style:font-face style:name="inherit" svg:font-family="inherit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Fallback" style:font-family-complex="'Droid Sans Fallback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18:36:18.767596126</meta:creation-date>
    <dc:date>2014-11-26T19:37:27.095430385</dc:date>
    <meta:editing-duration>PT36S</meta:editing-duration>
    <meta:editing-cycles>1</meta:editing-cycles>
    <meta:document-statistic meta:table-count="0" meta:image-count="0" meta:object-count="0" meta:page-count="5" meta:paragraph-count="67" meta:word-count="1376" meta:character-count="7713" meta:non-whitespace-character-count="6643"/>
    <meta:generator>LibreOffice/4.2.7.2$Linux_X86_64 LibreOffice_project/420m0$Build-2</meta:generator>
  </office:meta>
</office:document-meta>
</file>